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4C13457914362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74C13457914362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3:25:53.285449606</meta:creation-date>
    <dc:date>2023-10-29T23:26:36.348851748</dc:date>
    <meta:editing-duration>PT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